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ory Line v1</text:p>
      <text:p text:style-name="Standard"/>
      <text:p text:style-name="P1">Story needs to change, it is not good enough</text:p>
      <text:p text:style-name="Standard">You are a young boy from a small human village. One night, someone burns down your village and, in the commotion of the fire, someone kills your parents. In your search for the culprit, you freely discover the world around you, but be warned, the world is not always a peaceful place. Furthermore, more violence will not always lead to a peaceful resolution.</text:p>
      <text:p text:style-name="Standard"/>
      <text:p text:style-name="Standard">**Spoiler Alert**</text:p>
      <text:p text:style-name="Standard">After trying to avenge your parents and killing all of your main suspects, you discover that their death was not a murder and they just died in the house fire.</text:p>
      <text:p text:style-name="Standard"/>
      <text:p text:style-name="Standard">Groups</text:p>
      <text:p text:style-name="Standard"><text:tab/>-nature</text:p>
      <text:p text:style-name="Standard"><text:tab/>-mechanics</text:p>
      <text:p text:style-name="Standard"><text:tab/>-non-magical humans</text:p>
      <text:p text:style-name="Standard"><text:tab/>-wizards</text:p>
      <text:p text:style-name="Standard"><text:tab/>-evil forces (orcs, demons, vampires, werewolves, the undead)</text:p>
      <text:p text:style-name="Standard"><text:tab/>-humanoids (elfs, hobbits, ect)</text:p>
      <text:p text:style-name="Standard"><text:tab/>-police (of all groups)</text:p>
      <text:p text:style-name="Standard"><text:tab/>-criminals (of all groups)</text:p>
      <text:p text:style-name="Standard"><text:tab/>-organized religion (members of all groups belong to a religion)</text:p>
      <text:p text:style-name="Standard"/>
      <text:p text:style-name="Standard">Allies/Enemy groups shift based on player actions and NPC actions</text:p>
      <text:p text:style-name="Standard">Groups can be either Allies, Enemies, or Neutral</text:p>
      <text:p text:style-name="Standard"/>
      <text:p text:style-name="Standard"/>
      <text:p text:style-name="Standard">Static Allies</text:p>
      <text:p text:style-name="Standard"><text:tab/>-police → all other groups</text:p>
      <text:p text:style-name="Standard"><text:tab/>-any religion → any religion</text:p>
      <text:p text:style-name="Standard"/>
      <text:p text:style-name="Standard">Static Enemies</text:p>
      <text:p text:style-name="Standard"><text:tab/>-police → criminals</text:p>
      <text:p text:style-name="Standard"><text:tab/>-criminals → all other groups</text:p>
      <text:p text:style-name="Standard"><text:tab/>-evil forces → organized religion</text:p>
      <text:p text:style-name="Standard"><text:tab/>-any religion → any other religion</text:p>
      <text:p text:style-name="Standard"/>
      <text:p text:style-name="Standard">Starting Allies</text:p>
      <text:p text:style-name="Standard"><text:tab/>-evil forces → criminals</text:p>
      <text:p text:style-name="Standard"><text:tab/>-humanoids → nature</text:p>
      <text:p text:style-name="Standard"><text:tab/>-humanoids → wizards</text:p>
      <text:p text:style-name="Standard"><text:tab/>-non-magical humans → mechanics</text:p>
      <text:p text:style-name="Standard"/>
      <text:p text:style-name="Standard">Starting Enemies</text:p>
      <text:p text:style-name="Standard"><text:tab/>-nature → mechanics</text:p>
      <text:p text:style-name="Standard"><text:tab/>-wizards → evil forces</text:p>
      <text:p text:style-name="Standard"><text:tab/>-humanoids → evil forces</text:p>
      <text:p text:style-name="Standard"><text:tab/>-non-magical humans → evil forces</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e Schultz</meta:initial-creator>
    <meta:creation-date>2013-09-13T22:56:38.24</meta:creation-date>
    <meta:document-statistic meta:table-count="0" meta:image-count="0" meta:object-count="0" meta:page-count="1" meta:paragraph-count="36" meta:word-count="228" meta:character-count="1402"/>
    <dc:date>2013-09-13T23:50:12.16</dc:date>
    <dc:creator>Nate Schultz</dc:creator>
    <meta:editing-duration>PT6M13S</meta:editing-duration>
    <meta:editing-cycles>1</meta:editing-cycles>
    <meta:generator>OpenOffice/4.0.0$Win32 OpenOffice.org_project/400m3$Build-9702</meta:generator>
  </office:meta>
</office:document-meta>
</file>